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Neue" fo:font-size="12pt" fo:font-weight="normal" style:font-name-asian="HelveticaNeue" style:font-size-asian="12pt" style:font-weight-asian="normal" style:font-name-complex="HelveticaNeue" style:font-size-complex="12pt" style:font-weight-complex="normal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Neue" fo:font-size="12pt" fo:font-style="normal" fo:font-weight="normal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Neue" fo:font-size="11pt" fo:font-style="normal" fo:font-weight="normal" style:font-name-asian="HelveticaNeue" style:font-size-asian="11pt" style:font-style-asian="normal" style:font-weight-asian="normal" style:font-name-complex="HelveticaNeue" style:font-size-complex="11pt" style:font-style-complex="normal" style:font-weight-complex="normal"/>
    </style:style>
    <style:style style:name="P5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Neue" fo:font-size="11pt" fo:font-style="normal" fo:font-weight="bold" style:font-name-asian="HelveticaNeue" style:font-size-asian="11pt" style:font-style-asian="normal" style:font-weight-asian="bold" style:font-name-complex="HelveticaNeue" style:font-size-complex="11pt" style:font-style-complex="normal" style:font-weight-complex="bold"/>
    </style:style>
    <style:style style:name="T1" style:family="text">
      <style:text-properties style:use-window-font-color="true" style:font-name="HelveticaNeue" fo:font-size="18pt" style:font-name-asian="HelveticaNeue" style:font-size-asian="18pt" style:font-name-complex="HelveticaNeue" style:font-size-complex="18pt"/>
    </style:style>
    <style:style style:name="T2" style:family="text">
      <style:text-properties style:use-window-font-color="true" style:font-name="HelveticaNeue" fo:font-size="12pt" style:font-name-asian="HelveticaNeue" style:font-size-asian="12pt" style:font-name-complex="HelveticaNeue" style:font-size-complex="12pt"/>
    </style:style>
    <style:style style:name="T3" style:family="text">
      <style:text-properties style:use-window-font-color="true" style:font-name="HelveticaNeue" fo:font-size="12pt" fo:font-weight="bold" style:font-name-asian="HelveticaNeue" style:font-size-asian="12pt" style:font-weight-asian="bold" style:font-name-complex="HelveticaNeue" style:font-size-complex="12pt" style:font-weight-complex="bold"/>
    </style:style>
    <style:style style:name="T4" style:family="text">
      <style:text-properties style:use-window-font-color="true" style:font-name="HelveticaNeue" fo:font-size="12pt" fo:font-weight="normal" style:font-name-asian="HelveticaNeue" style:font-size-asian="12pt" style:font-weight-asian="normal" style:font-name-complex="HelveticaNeue" style:font-size-complex="12pt" style:font-weight-complex="normal"/>
    </style:style>
    <style:style style:name="T5" style:family="text">
      <style:text-properties style:use-window-font-color="true" style:font-name="HelveticaNeue" fo:font-size="12pt" fo:font-style="italic" fo:font-weight="normal" style:font-name-asian="HelveticaNeue" style:font-size-asian="12pt" style:font-style-asian="italic" style:font-weight-asian="normal" style:font-name-complex="HelveticaNeue" style:font-size-complex="12pt" style:font-style-complex="italic" style:font-weight-complex="normal"/>
    </style:style>
    <style:style style:name="T6" style:family="text">
      <style:text-properties style:use-window-font-color="true" style:font-name="HelveticaNeue" fo:font-size="12pt" fo:font-style="normal" fo:font-weight="normal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T7" style:family="text">
      <style:text-properties style:use-window-font-color="true" style:font-name="HelveticaNeue" fo:font-size="12pt" fo:font-style="normal" fo:font-weight="bold" style:font-name-asian="HelveticaNeue" style:font-size-asian="12pt" style:font-style-asian="normal" style:font-weight-asian="bold" style:font-name-complex="HelveticaNeue" style:font-size-complex="12pt" style:font-style-complex="normal" style:font-weight-complex="bold"/>
    </style:style>
    <style:style style:name="T8" style:family="text">
      <style:text-properties style:use-window-font-color="true" style:font-name="HelveticaNeue" fo:font-size="11pt" fo:font-style="italic" fo:font-weight="normal" style:font-name-asian="HelveticaNeue" style:font-size-asian="11pt" style:font-style-asian="italic" style:font-weight-asian="normal" style:font-name-complex="HelveticaNeue" style:font-size-complex="11pt" style:font-style-complex="italic" style:font-weight-complex="normal"/>
    </style:style>
    <style:style style:name="T9" style:family="text">
      <style:text-properties style:use-window-font-color="true" style:font-name="HelveticaNeue" fo:font-size="11pt" fo:font-style="normal" fo:font-weight="normal" style:font-name-asian="HelveticaNeue" style:font-size-asian="11pt" style:font-style-asian="normal" style:font-weight-asian="normal" style:font-name-complex="HelveticaNeue" style:font-size-complex="11pt" style:font-style-complex="normal" style:font-weight-complex="normal"/>
    </style:style>
    <style:style style:name="T10" style:family="text">
      <style:text-properties style:use-window-font-color="true" style:font-name="HelveticaNeue" fo:font-size="11pt" fo:font-style="normal" fo:font-weight="bold" style:font-name-asian="HelveticaNeue" style:font-size-asian="11pt" style:font-style-asian="normal" style:font-weight-asian="bold" style:font-name-complex="HelveticaNeue" style:font-size-complex="11pt" style:font-style-complex="normal" style:font-weight-complex="bold"/>
    </style:style>
    <style:style style:name="T11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2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3" style:family="text">
      <style:text-properties style:use-window-font-color="true" style:font-name="Helvetica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edar</text:span><text:span text:style-name="T11"> </text:span></text:p>
      <text:p text:style-name="P1"><text:span text:style-name="T2">RSL Seeder and Download Monitor</text:span></text:p>
      <text:p text:style-name="P1"><text:span text:style-name="T2"/></text:p>
      <text:p text:style-name="P1"><text:span text:style-name="T3">Introduction</text:span><text:span text:style-name="T12"> </text:span></text:p>
      <text:p text:style-name="P1"><text:span text:style-name="T12"/></text:p>
      <text:p text:style-name="P2">Cedar fulflls two functions. Its primary purpose is to enable the silent seeding of RSLs to </text:p>
      <text:p text:style-name="P2">a client machine in advance of the deployment of an application using those RSLs. By </text:p>
      <text:p text:style-name="P2">seeding the RSLs in advance, any fashplayer that encounters the seeder will cache any </text:p>
      <text:p text:style-name="P2">signed RSLs and any browser will cache any non-signed RSLs. Obviously this will mean </text:p>
      <text:p text:style-name="P2">that when the player/browser encounters the live application at a later point it, load time </text:p>
      <text:p text:style-name="P2">will be greatly improved as the RSLs it uses will already be cached to the client machine. </text:p>
      <text:p text:style-name="P2">Secondly Cedar allows monitoring of RSL loading including individual load times for each </text:p>
      <text:p text:style-name="P1"><text:span text:style-name="T4">RSL.</text:span><text:span text:style-name="T12"> </text:span></text:p>
      <text:p text:style-name="P1"><text:span text:style-name="T12"/></text:p>
      <text:p text:style-name="P2">Given that a new Signed RSL is needed for every update to that RSL's codebase, and </text:p>
      <text:p text:style-name="P2">that the combined size of RSLs for the Flex 4 SDK (Including the OSMF and Text Layout </text:p>
      <text:p text:style-name="P2">RSLs) is non-trivial, <text:s/>this approach allows a more effective solution to pushing out new </text:p>
      <text:p text:style-name="P1"><text:span text:style-name="T4">RSLs </text:span><text:span text:style-name="T5">with</text:span><text:span text:style-name="T6"> your application, as it will minimise the disruption to the client caused by </text:span></text:p>
      <text:p text:style-name="P1"><text:span text:style-name="T6">exessive load-times.</text:span><text:span text:style-name="T13"> </text:span></text:p>
      <text:p text:style-name="P1"><text:span text:style-name="T13"/></text:p>
      <text:p text:style-name="P3">Obviously this approach will only be effective if the client has encountered the seeder </text:p>
      <text:p text:style-name="P3">previously to having encountered the application, therefore it will be effective only in </text:p>
      <text:p text:style-name="P3">situations where there is a regularity of visitor and a long enough lead-in time to allow </text:p>
      <text:p text:style-name="P3">enough regular visitors to have encountered the seeder before encountering the </text:p>
      <text:p text:style-name="P3">application. </text:p>
      <text:p text:style-name="P3"><text:span text:style-name="T13"/></text:p>
      <text:p text:style-name="P3"><text:span text:style-name="T13"/></text:p>
      <text:p text:style-name="P1"><text:span text:style-name="T7">Usage</text:span><text:span text:style-name="T13"> </text:span></text:p>
      <text:p text:style-name="P1"><text:span text:style-name="T13"/></text:p>
      <text:p text:style-name="P3">Cedar consists of two SWFs. The Seeder and the Seed. The Seeder sits embedded in the </text:p>
      <text:p text:style-name="P3">wrapper and loads the Seed. The Seed in turn loads the RSLs. </text:p>
      <text:p text:style-name="P1"><text:span text:style-name="T5">Important</text:span><text:span text:style-name="T6">: Unfortunately you will probably need/want to pay a visit to the shameful Flash </text:span></text:p>
      <text:p text:style-name="P3">Player Settings Manager to turn of your player's ability to cache signed RSLs. If you do </text:p>
      <text:p text:style-name="P3">not do this, the seeder will use the RSLs that are probably already cached in your player, </text:p>
      <text:p text:style-name="P3">or will only download them a single time. </text:p>
      <text:p text:style-name="P3"><text:span text:style-name="T13"/></text:p>
      <text:p text:style-name="P1"><text:span text:style-name="T6">Flash Player's </text:span><text:span text:style-name="T5">Website Storage Settings Panel</text:span><text:span text:style-name="T6"> is accessed here (If you get a script </text:span></text:p>
      <text:p text:style-name="P1"><text:span text:style-name="T6">timeout, refresh the page):</text:span><text:span text:style-name="T13"> </text:span></text:p>
      <text:p text:style-name="P1"><text:span text:style-name="T13"/></text:p>
      <text:p text:style-name="P1"><text:span text:style-name="T6"><text:s/>http://macromedia.com/support/documentation/en/fashplayer/help/settings_manager07</text:span><text:span text:style-name="T13"> </text:span></text:p>
      <text:p text:style-name="P3">.html#117717. </text:p>
      <text:p text:style-name="P3"><text:span text:style-name="T13"/></text:p>
      <text:p text:style-name="P1"><text:span text:style-name="T6">Untick the check-box </text:span><text:span text:style-name="T5">Store Common Flash Components To Reduce Download Times. </text:span></text:p>
      <text:p text:style-name="P1"><text:span text:style-name="T6">Once unchecked</text:span><text:span text:style-name="T5">,</text:span><text:span text:style-name="T6"> I suggest you go to a different panel, then return to make sure your </text:span></text:p>
      <text:p text:style-name="P3">selection stuck. You may or may not need to restart your browser. </text:p>
      <text:p text:style-name="P3"><text:span text:style-name="T13"/></text:p>
      <text:p text:style-name="P3">The Seed is a simple swf that has been compiled to use RSLs. It's sole purpose is to </text:p>
      <text:p text:style-name="P3">trigger the download of any signed and unsigned RSLs that you want to be cached. The </text:p>
      <text:p text:style-name="P3">Seed currently in the codebase uses all the RSLs included with the Flex 4.0.0.14159 SDK. </text:p>
      <text:p text:style-name="P3">The Seed uses a custom preloader to forward rellevent events out in the form of bubbling </text:p>
      <text:p text:style-name="P3">events. These events are fundamental to the ability of the Seeder to monitor the RSL </text:p>
      <text:p text:style-name="P3"><text:soft-page-break/>load, though obviously the RSLs will still load without them. There is nothing else special </text:p>
      <text:p text:style-name="P3">about the seed other than the fact it is compiled using RSLs and that it dispatches these </text:p>
      <text:p text:style-name="P3">events. If desired, you can use any Flex Application as the Seed, using the custom </text:p>
      <text:p text:style-name="P3">preloader for your own custom preloader to dispatch the events needed by the Seeder or </text:p>
      <text:p text:style-name="P1"><text:span text:style-name="T6">dispatching the same events from your own preloader.</text:span><text:span text:style-name="T13"> </text:span></text:p>
      <text:p text:style-name="P1"><text:span text:style-name="T13"/></text:p>
      <text:p text:style-name="P3">The Seeder is an AS3-only SWF that loads the Seed. It can be set to begin loading after a </text:p>
      <text:p text:style-name="P3">specifed amount of time, or as a result of a call to its load() function from the wrapper via </text:p>
      <text:p text:style-name="P3">ExternalInterface. These options allow you control over the point at which you want the </text:p>
      <text:p text:style-name="P3">RSLs to load, so that you can be sure all the page content has fully loaded before using </text:p>
      <text:p text:style-name="P1"><text:span text:style-name="T6">the client's bandwidth on the RSL load.</text:span><text:span text:style-name="T13"> </text:span></text:p>
      <text:p text:style-name="P1"><text:span text:style-name="T13"/></text:p>
      <text:p text:style-name="P3">The Seeder can be run in debug mode, which means it will display the RSLs' status, </text:p>
      <text:p text:style-name="P1"><text:span text:style-name="T6">including how long each RSL has taken to load. </text:span><text:span text:style-name="T5">Important note: When the Seeder is not </text:span></text:p>
      <text:p text:style-name="P1"><text:span text:style-name="T5">in debug mode it hides all UI.</text:span><text:span text:style-name="T6"> To set it's mode see the Flashvars below. In debug mode </text:span></text:p>
      <text:p text:style-name="P3">the Seeder displays load progress for each RSL and total load progress across all the </text:p>
      <text:p text:style-name="P1"><text:span text:style-name="T6">RSLs. It also displays the loaded swf below the text display.</text:span><text:span text:style-name="T13"> </text:span></text:p>
      <text:p text:style-name="P1"><text:span text:style-name="T13"/></text:p>
      <text:p text:style-name="P3">You can also specify a Javascript method in the wrapper to handle status updates. If a </text:p>
      <text:p text:style-name="P3">method name is provided, the Seeder will call that method whenever it has something to </text:p>
      <text:p text:style-name="P3">report, passing the latest update as an argument. How you impliment this method is up to </text:p>
      <text:p text:style-name="P1"><text:span text:style-name="T6">you.</text:span><text:span text:style-name="T13"> </text:span></text:p>
      <text:p text:style-name="P1"><text:span text:style-name="T13"/></text:p>
      <text:p text:style-name="P1"><text:span text:style-name="T13"/></text:p>
      <text:p text:style-name="P1"><text:span text:style-name="T7">Confguration</text:span><text:span text:style-name="T13"> </text:span></text:p>
      <text:p text:style-name="P1"><text:span text:style-name="T13"/></text:p>
      <text:p text:style-name="P1"><text:span text:style-name="T6">The Seeder is confgured by the following Flashvars:</text:span><text:span text:style-name="T13"> </text:span></text:p>
      <text:p text:style-name="P1"><text:span text:style-name="T8">swf_path</text:span><text:span text:style-name="T13"> </text:span></text:p>
      <text:p text:style-name="P4">Path to the Seed swf. Obviously if you are loading the swf from a different domain, the usual </text:p>
      <text:p text:style-name="P1"><text:span text:style-name="T9">Security rules apply.</text:span><text:span text:style-name="T13"> </text:span></text:p>
      <text:p text:style-name="P1"><text:span text:style-name="T8">debug</text:span><text:span text:style-name="T9"> true|false (default:true) </text:span></text:p>
      <text:p text:style-name="P4">Should the Seeder display debug info and pass it out to the wrapper if </text:p>
      <text:p text:style-name="P1"><text:span text:style-name="T9">'wrapper_update_function_name' is defned. If <text:s/>false, hide all UI/Display</text:span><text:span text:style-name="T13"> </text:span></text:p>
      <text:p text:style-name="P4"><text:s text:c="4"/></text:p>
      <text:p text:style-name="P1"><text:span text:style-name="T8">use_timeout (default:false)</text:span><text:span text:style-name="T13"> </text:span></text:p>
      <text:p text:style-name="P4">If useTimeout is set to false, we wait until load() is called on the SWF by the wrapper via </text:p>
      <text:p text:style-name="P1"><text:span text:style-name="T9">ExternalInterface. Otherwise we wait for <text:s/></text:span><text:span text:style-name="T8">timeout_duration</text:span><text:span text:style-name="T9">, then load it.</text:span><text:span text:style-name="T13"> </text:span></text:p>
      <text:p text:style-name="P4"><text:s text:c="4"/></text:p>
      <text:p text:style-name="P1"><text:span text:style-name="T8">timeout_duration (default:3000)</text:span><text:span text:style-name="T9"> <text:s text:c="3"/></text:span></text:p>
      <text:p text:style-name="P1"><text:span text:style-name="T9">Duration </text:span><text:span text:style-name="T8">in 1000ths of a second to wait before loading the Seed</text:span><text:span text:style-name="T13"> </text:span></text:p>
      <text:p text:style-name="P1"><text:span text:style-name="T8">wrapper_update_function_name</text:span><text:span text:style-name="T13"> </text:span></text:p>
      <text:p text:style-name="P4">Name of the Javascript function in the wrapper handling status updates. Leave blank if you don't </text:p>
      <text:p text:style-name="P1"><text:span text:style-name="T9">want the swf to push updates to the wrapper.</text:span><text:span text:style-name="T13"> </text:span></text:p>
      <text:p text:style-name="P1"><text:span text:style-name="T13"/></text:p>
      <text:p text:style-name="P1"><text:span text:style-name="T13"/></text:p>
      <text:p text:style-name="P5">ANT</text:p>
      <text:p text:style-name="P4">Included in the project are a set of ANT build fles to make compilation of the Seed with RSLs </text:p>
      <text:p text:style-name="P4">easier (Alongside compilation of the Seeder). You will need to customise a number of the property </text:p>
      <text:p text:style-name="P4">fles as needed for your own system (Including the loaction of your chosen Flex SDK), but the </text:p>
      <text:p text:style-name="P1"><text:span text:style-name="T9">property fle that defnes the RSLs is </text:span><text:span text:style-name="T8">build/ant/properties/seed.properties</text:span><text:span text:style-name="T9">. It is heavily commented </text:span></text:p>
      <text:p text:style-name="P1"><text:span text:style-name="T9">and should make sense to anyone with a knowledge of ANT and MXMLC.</text:span><text:span text:style-name="T13"> </text:span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0">Supporting Documentation</text:span><text:span text:style-name="T13"> </text:span></text:p>
      <text:p text:style-name="P4">Flash Player Settings Manager: </text:p>
      <text:p text:style-name="P1"><text:span text:style-name="T9">http://macromedia.com/support/documentation/en/fashplayer/help/settings_manager.html</text:span><text:span text:style-name="T13"> </text:span></text:p>
      <text:p text:style-name="P1"><text:span text:style-name="T9">RSLs</text:span><text:span text:style-name="T13"> </text:span></text:p>
      <text:p text:style-name="P1"><text:span text:style-name="T9">http://www.adobe.com/devnet/fex/articles/fash_player_cache.html</text:span><text:span text:style-name="T13"> </text:span></text:p>
      <text:p text:style-name="P1"><text:span text:style-name="T9">RSLs in Flex</text:span><text:span text:style-name="T13"> </text:span></text:p>
      <text:p text:style-name="P1"><text:span text:style-name="T9">http://help.adobe.com/en_US/fex/using/WS2db454920e96a9e51e63e3d11c0bf69084-7add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Neue" svg:font-family="HelveticaNeue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3T15:33:56</meta:creation-date>
    <meta:document-statistic meta:table-count="0" meta:image-count="0" meta:object-count="0" meta:page-count="3" meta:paragraph-count="90" meta:word-count="942" meta:character-count="5811"/>
    <dc:date>2010-06-03T15:36:20</dc:date>
    <meta:editing-duration>PT00H02M27S</meta:editing-duration>
    <meta:editing-cycles>1</meta:editing-cycles>
    <meta:generator>OpenOffice.org/3.1$Unix OpenOffice.org_project/310m11$Build-9399</meta:generator>
  </office:meta>
</office:document-meta>
</file>